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83f3a" officeooo:paragraph-rsid="00083f3a" style:font-size-asian="24pt" style:font-weight-asian="bold" style:font-size-complex="24pt" style:font-weight-complex="bold"/>
    </style:style>
    <style:style style:name="P2" style:family="paragraph" style:parent-style-name="Standard" style:list-style-name="L1">
      <style:text-properties officeooo:rsid="00097f48" officeooo:paragraph-rsid="00097f48"/>
    </style:style>
    <style:style style:name="P3" style:family="paragraph" style:parent-style-name="Standard" style:list-style-name="L1">
      <style:text-properties officeooo:rsid="000b0f90" officeooo:paragraph-rsid="000b0f90"/>
    </style:style>
    <style:style style:name="P4" style:family="paragraph" style:parent-style-name="Standard" style:list-style-name="L1">
      <style:text-properties officeooo:rsid="000bc7b0" officeooo:paragraph-rsid="000bc7b0"/>
    </style:style>
    <style:style style:name="P5" style:family="paragraph" style:parent-style-name="Standard" style:list-style-name="">
      <style:text-properties officeooo:rsid="000bc7b0" officeooo:paragraph-rsid="000bc7b0"/>
    </style:style>
    <style:style style:name="P6" style:family="paragraph" style:parent-style-name="Standard">
      <style:text-properties officeooo:rsid="000bc7b0" officeooo:paragraph-rsid="000bc7b0"/>
    </style:style>
    <style:style style:name="P7" style:family="paragraph" style:parent-style-name="Standard">
      <style:paragraph-properties fo:line-height="150%" fo:text-align="justify" style:justify-single-word="false"/>
      <style:text-properties officeooo:rsid="000bc7b0" officeooo:paragraph-rsid="000bc7b0"/>
    </style:style>
    <style:style style:name="P8" style:family="paragraph" style:parent-style-name="Standard" style:list-style-name="L1">
      <style:text-properties fo:font-size="16pt" fo:font-weight="bold" officeooo:paragraph-rsid="00097f48" style:font-weight-asian="bold" style:font-weight-complex="bold"/>
    </style:style>
    <style:style style:name="P9" style:family="paragraph" style:parent-style-name="Standard">
      <style:paragraph-properties fo:line-height="150%" fo:text-align="justify" style:justify-single-word="false"/>
      <style:text-properties officeooo:rsid="000c200c" officeooo:paragraph-rsid="000c200c"/>
    </style:style>
    <style:style style:name="P10" style:family="paragraph" style:parent-style-name="Standard">
      <style:paragraph-properties fo:padding="0.074cm" fo:border-left="none" fo:border-right="none" fo:border-top="none" fo:border-bottom="0.99pt solid #000000" style:join-border="false"/>
    </style:style>
    <style:style style:name="P11" style:family="paragraph" style:parent-style-name="Standard" style:list-style-name="L1">
      <style:paragraph-properties fo:break-before="page"/>
      <style:text-properties fo:font-size="16pt" fo:font-style="normal" style:text-underline-style="solid" style:text-underline-width="auto" style:text-underline-color="font-color" fo:font-weight="bold" officeooo:rsid="000bc7b0" officeooo:paragraph-rsid="000bc7b0" style:font-style-asian="normal" style:font-weight-asian="bold" style:font-style-complex="normal" style:font-weight-complex="bold"/>
    </style:style>
    <style:style style:name="P12" style:family="paragraph" style:parent-style-name="Header">
      <style:text-properties officeooo:rsid="00083f3a" officeooo:paragraph-rsid="00083f3a"/>
    </style:style>
    <style:style style:name="P13" style:family="paragraph" style:parent-style-name="Header">
      <style:paragraph-properties>
        <style:tab-stops>
          <style:tab-stop style:position="17cm" style:type="right"/>
        </style:tab-stops>
      </style:paragraph-properties>
      <style:text-properties officeooo:rsid="00083f3a" officeooo:paragraph-rsid="00083f3a"/>
    </style:style>
    <style:style style:name="T1" style:family="text">
      <style:text-properties officeooo:rsid="000bc7b0"/>
    </style:style>
    <style:style style:name="T2" style:family="text">
      <style:text-properties style:text-underline-style="solid" style:text-underline-width="auto" style:text-underline-color="font-color" officeooo:rsid="00097f48"/>
    </style:style>
    <style:style style:name="T3" style:family="text">
      <style:text-properties officeooo:rsid="000c200c"/>
    </style:style>
    <text:list-style style:name="L1">
      <text:list-level-style-number text:level="1" style:num-suffix=")" style:num-format="A">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A">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ción</text:p>
      <text:p text:style-name="P10"/>
      <text:p text:style-name="Standard"/>
      <text:p text:style-name="Standard"/>
      <text:p text:style-name="Standard"/>
      <text:p text:style-name="Standard"/>
      <text:p text:style-name="P10"/>
      <text:p text:style-name="Standard"/>
      <text:list xml:id="list4238477436688406550" text:style-name="L1">
        <text:list-item>
          <text:p text:style-name="P8"><text:span text:style-name="T2">Comprensión escrita</text:span></text:p>
          <text:list>
            <text:list-item>
              <text:p text:style-name="P2">Los 3 documentos hacen referencia a un proyecto de construcción de una carretera que atraviesa un parque natural de Bolivia (b)</text:p>
              <text:p text:style-name="P2"/>
            </text:list-item>
            <text:list-item>
              <text:p text:style-name="P2">Los elementos del texte 1 que indican quién tuvo la iniciativa de este proyecto y cómo lo justificó son :</text:p>
              <text:list>
                <text:list-item>
                  <text:p text:style-name="P4">Evo Morales « … por una reserva del Amazonas pone en tela de juicio la vocación de « defensor de la Madre Tierra » de Evo Morales »</text:p>
                </text:list-item>
              </text:list>
              <text:p text:style-name="P2"/>
            </text:list-item>
            <text:list-item>
              <text:p text:style-name="P2">Ellos quiénes están en contra de este proyecto son :</text:p>
              <text:list>
                <text:list-item>
                  <text:p text:style-name="P3">Los indígenas – txt3 l.1 « los indígenas alazónicos consiguieron en octubre otra victoria paralizando la construcción de la carretera en el TIPNIS »</text:p>
                </text:list-item>
                <text:list-item>
                  <text:p text:style-name="P3">Ello quién hició el documento 2, <text:span text:style-name="T1">utilizando lo que dijó Evo Morales : </text:span>« Los derechos de la tierra son mas importantes que los derechos del hombre »</text:p>
                </text:list-item>
              </text:list>
              <text:p text:style-name="P3"/>
            </text:list-item>
            <text:list-item>
              <text:p text:style-name="P3">Es verdadero :</text:p>
              <text:list>
                <text:list-item>
                  <text:p text:style-name="P3">« De hecho, los colonizadores están provocando una intensa deforestación para cultivar hoja de coca en otras áreas de esta región, rica en biodiversidad, donde ya se han asentado unos 50 sindicatos de cocaleros. » (txt1 l.17-19)</text:p>
                </text:list-item>
                <text:list-item>
                  <text:p text:style-name="P3"/>
                </text:list-item>
              </text:list>
              <text:p text:style-name="P3"/>
            </text:list-item>
          </text:list>
        </text:list-item>
      </text:list>
      <text:p text:style-name="P5"/>
      <text:list xml:id="list101306743397919" text:continue-numbering="true" text:style-name="L1">
        <text:list-item>
          <text:p text:style-name="P11">Expresión escrita</text:p>
        </text:list-item>
      </text:list>
      <text:p text:style-name="P6"/>
      <text:p text:style-name="P6"/>
      <text:p text:style-name="P7">Una carretera en el TIPNIS puede facilitar la circulación en el bosque, y la cultivación del coca puede aúmentar la producción de productos. <text:span text:style-name="T3">Estos es para la idea de progreso.</text:span></text:p>
      <text:p text:style-name="P9">Pero para construir una carretera en el TIPNIS, hay que destruir una parte del bosque, y entonces la casa de los indígenas. Y si el bosque está destruyendo, los indígenas van a vivir en un enviromento que no saben. Entonces, la construcción de la carretera implica una idea de regre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7cm" style:type="right"/>
        </style:tab-stops>
      </style:paragraph-properties>
      <style:text-properties officeooo:rsid="00083f3a" officeooo:paragraph-rsid="00083f3a"/>
    </style:style>
    <style:style style:name="MP2" style:family="paragraph" style:parent-style-name="Header">
      <style:text-properties officeooo:rsid="00083f3a" officeooo:paragraph-rsid="00083f3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GARNIER<text:tab/>Hoy es Lunes diecinueve de Noviembre de dos mil dieciocho</text:p>
        <text:p text:style-name="MP2">Thomas</text:p>
        <text:p text:style-name="MP2">TS3</text:p>
      </style:header>
      <style:footer>
        <text:p text:style-name="Footer"><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9:18:47.998000000</meta:creation-date>
    <dc:date>2018-11-19T10:12:09.966000000</dc:date>
    <meta:editing-duration>PT4M50S</meta:editing-duration>
    <meta:editing-cycles>1</meta:editing-cycles>
    <meta:generator>LibreOffice/5.1.6.2$Windows_x86 LibreOffice_project/07ac168c60a517dba0f0d7bc7540f5afa45f0909</meta:generator>
    <meta:document-statistic meta:table-count="0" meta:image-count="0" meta:object-count="0" meta:page-count="2" meta:paragraph-count="18" meta:word-count="280" meta:character-count="1555" meta:non-whitespace-character-count="1301"/>
  </office:meta>
</office:document-meta>
</file>